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3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051cm" svg:stroke-color="#ff333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fill="none" draw:textarea-vertical-align="middle"/>
    </style:style>
    <style:style style:name="gr9" style:family="graphic" style:parent-style-name="objectwithoutfill">
      <style:graphic-properties svg:stroke-width="0.051cm" svg:stroke-color="#ff3333" draw:marker-start-width="0.276cm" draw:marker-end="Arrowhead_20_2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Dashed_20__28_var_29_" svg:stroke-width="0.051cm" svg:stroke-color="#0000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0cm"/>
    </style:style>
    <style:style style:name="gr12" style:family="graphic" style:parent-style-name="objectwithoutfill">
      <style:graphic-properties svg:stroke-width="0.051cm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style:font-name="Courier New" fo:font-size="15pt" style:font-size-asian="15pt" style:font-size-complex="15pt"/>
    </style:style>
    <style:style style:name="P3" style:family="paragraph">
      <style:text-properties style:font-name="Courier New"/>
    </style:style>
    <style:style style:name="T1" style:family="text">
      <style:text-properties fo:color="#ff6600"/>
    </style:style>
    <style:style style:name="T2" style:family="text">
      <style:text-properties style:font-name="Courier New" fo:font-size="15pt" style:font-size-asian="15pt" style:font-size-complex="15pt"/>
    </style:style>
    <style:style style:name="T3" style:family="text">
      <style:text-properties style:font-name="Courier New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000000"/>
    </style:style>
    <style:style style:name="T5" style:family="text">
      <style:text-properties style:font-name="Courier Ne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frame draw:style-name="gr1" draw:layer="layout" svg:width="1.916cm" svg:height="0.954cm" svg:x="2.221cm" svg:y="2.567cm">
          <draw:text-box>
            <text:p>3227</text:p>
          </draw:text-box>
        </draw:frame>
        <draw:frame draw:style-name="gr2" draw:layer="layout" svg:width="1.56cm" svg:height="0.954cm" svg:x="4.436cm" svg:y="2.567cm">
          <draw:text-box>
            <text:p>555</text:p>
          </draw:text-box>
        </draw:frame>
        <draw:frame draw:style-name="gr2" draw:layer="layout" svg:width="2.103cm" svg:height="0.954cm" svg:x="4.436cm" svg:y="3.567cm">
          <draw:text-box>
            <text:p>5</text:p>
          </draw:text-box>
        </draw:frame>
        <draw:frame draw:style-name="gr1" draw:layer="layout" svg:width="1.916cm" svg:height="0.954cm" svg:x="2.253cm" svg:y="3.583cm">
          <draw:text-box>
            <text:p>2775</text:p>
          </draw:text-box>
        </draw:frame>
        <draw:line draw:style-name="gr3" draw:text-style-name="P1" draw:layer="layout" svg:x1="4.253cm" svg:y1="2.694cm" svg:x2="4.253cm" svg:y2="4.345cm">
          <text:p/>
        </draw:line>
        <draw:line draw:style-name="gr3" draw:text-style-name="P1" draw:layer="layout" svg:x1="4.253cm" svg:y1="3.583cm" svg:x2="6.031cm" svg:y2="3.583cm">
          <text:p/>
        </draw:line>
        <draw:frame draw:style-name="gr1" draw:layer="layout" svg:width="0.714cm" svg:height="0.954cm" svg:x="1.821cm" svg:y="3.067cm">
          <draw:text-box>
            <text:p>-</text:p>
          </draw:text-box>
        </draw:frame>
        <draw:frame draw:style-name="gr1" draw:layer="layout" svg:width="1.56cm" svg:height="0.954cm" svg:x="2.553cm" svg:y="4.683cm">
          <draw:text-box>
            <text:p>452</text:p>
          </draw:text-box>
        </draw:frame>
        <draw:line draw:style-name="gr3" draw:text-style-name="P1" draw:layer="layout" svg:x1="2.348cm" svg:y1="4.583cm" svg:x2="3.931cm" svg:y2="4.583cm">
          <text:p/>
        </draw:line>
        <draw:frame draw:style-name="gr1" draw:layer="layout" svg:width="1.916cm" svg:height="0.954cm" svg:x="2.221cm" svg:y="8.067cm">
          <draw:text-box>
            <text:p>3227</text:p>
          </draw:text-box>
        </draw:frame>
        <draw:frame draw:style-name="gr2" draw:layer="layout" svg:width="1.56cm" svg:height="0.954cm" svg:x="4.436cm" svg:y="8.067cm">
          <draw:text-box>
            <text:p>555</text:p>
          </draw:text-box>
        </draw:frame>
        <draw:frame draw:style-name="gr2" draw:layer="layout" svg:width="2.103cm" svg:height="0.954cm" svg:x="4.436cm" svg:y="9.067cm">
          <draw:text-box>
            <text:p>5.<text:span text:style-name="T1">8</text:span></text:p>
          </draw:text-box>
        </draw:frame>
        <draw:frame draw:style-name="gr1" draw:layer="layout" svg:width="1.916cm" svg:height="0.954cm" svg:x="2.253cm" svg:y="9.083cm">
          <draw:text-box>
            <text:p>2775</text:p>
          </draw:text-box>
        </draw:frame>
        <draw:line draw:style-name="gr3" draw:text-style-name="P1" draw:layer="layout" svg:x1="4.253cm" svg:y1="8.194cm" svg:x2="4.253cm" svg:y2="9.845cm">
          <text:p/>
        </draw:line>
        <draw:line draw:style-name="gr3" draw:text-style-name="P1" draw:layer="layout" svg:x1="4.253cm" svg:y1="9.083cm" svg:x2="6.031cm" svg:y2="9.083cm">
          <text:p/>
        </draw:line>
        <draw:frame draw:style-name="gr1" draw:layer="layout" svg:width="0.714cm" svg:height="0.954cm" svg:x="1.821cm" svg:y="8.567cm">
          <draw:text-box>
            <text:p>-</text:p>
          </draw:text-box>
        </draw:frame>
        <draw:frame draw:style-name="gr1" draw:layer="layout" svg:width="1.911cm" svg:height="0.954cm" svg:x="2.553cm" svg:y="10.183cm">
          <draw:text-box>
            <text:p>452<text:span text:style-name="T1">0</text:span></text:p>
          </draw:text-box>
        </draw:frame>
        <draw:line draw:style-name="gr3" draw:text-style-name="P1" draw:layer="layout" svg:x1="2.348cm" svg:y1="10.083cm" svg:x2="3.931cm" svg:y2="10.083cm">
          <text:p/>
        </draw:line>
        <draw:frame draw:style-name="gr1" draw:layer="layout" svg:width="1.916cm" svg:height="0.954cm" svg:x="2.553cm" svg:y="10.983cm">
          <draw:text-box>
            <text:p>4440</text:p>
          </draw:text-box>
        </draw:frame>
        <draw:frame draw:style-name="gr1" draw:layer="layout" svg:width="0.714cm" svg:height="0.954cm" svg:x="2.121cm" svg:y="10.567cm">
          <draw:text-box>
            <text:p>-</text:p>
          </draw:text-box>
        </draw:frame>
        <draw:line draw:style-name="gr3" draw:text-style-name="P1" draw:layer="layout" svg:x1="2.749cm" svg:y1="11.983cm" svg:x2="4.332cm" svg:y2="11.983cm">
          <text:p/>
        </draw:line>
        <draw:frame draw:style-name="gr1" draw:layer="layout" svg:width="1.209cm" svg:height="0.954cm" svg:x="3.253cm" svg:y="11.983cm">
          <draw:text-box>
            <text:p>80</text:p>
          </draw:text-box>
        </draw:frame>
        <draw:frame draw:style-name="gr1" draw:text-style-name="P2" draw:layer="layout" svg:width="10.028cm" svg:height="4.43cm" svg:x="7.388cm" svg:y="2.224cm">
          <draw:text-box>
            <text:p><text:span text:style-name="T2">Step 1)</text:span></text:p>
            <text:p><text:span text:style-name="T2"/></text:p>
            <text:p><text:span text:style-name="T3">num[0]</text:span><text:span text:style-name="T2"> = 3227</text:span></text:p>
            <text:p><text:span text:style-name="T2">denom <text:s/>= 555</text:span></text:p>
            <text:p><text:span text:style-name="T2"/></text:p>
            <text:p><text:span text:style-name="T2">result part = </text:span><text:span text:style-name="T3">num[0]</text:span><text:span text:style-name="T2"> / denom</text:span></text:p>
            <text:p><text:span text:style-name="T3">remainder[0]</text:span><text:span text:style-name="T2"> = </text:span><text:span text:style-name="T3">num[0]</text:span><text:span text:style-name="T2"> % denom </text:span></text:p>
          </draw:text-box>
        </draw:frame>
        <draw:frame draw:style-name="gr1" draw:text-style-name="P2" draw:layer="layout" svg:width="12.567cm" svg:height="4.43cm" svg:x="7.288cm" svg:y="8.024cm">
          <draw:text-box>
            <text:p><text:span text:style-name="T2">Step 2)</text:span></text:p>
            <text:p><text:span text:style-name="T2"/></text:p>
            <text:p><text:span text:style-name="T3">num[1]</text:span><text:span text:style-name="T2"> = (</text:span><text:span text:style-name="T3">remainder[0]</text:span><text:span text:style-name="T2"> * 10)= 452 * 10</text:span></text:p>
            <text:p><text:span text:style-name="T2">denom <text:s/>= 555</text:span></text:p>
            <text:p><text:span text:style-name="T2"/></text:p>
            <text:p><text:span text:style-name="T2">result part = </text:span><text:span text:style-name="T3">num[1]</text:span><text:span text:style-name="T2"> / denom</text:span></text:p>
            <text:p><text:span text:style-name="T3">remainder[</text:span><text:span text:style-name="T3">1]</text:span><text:span text:style-name="T2"> = </text:span><text:span text:style-name="T3">num[1]</text:span><text:span text:style-name="T2"> % denom </text:span></text:p>
          </draw:text-box>
        </draw:frame>
        <draw:frame draw:style-name="gr1" draw:layer="layout" svg:width="1.916cm" svg:height="0.954cm" svg:x="2.222cm" svg:y="14.568cm">
          <draw:text-box>
            <text:p>3227</text:p>
          </draw:text-box>
        </draw:frame>
        <draw:frame draw:style-name="gr2" draw:layer="layout" svg:width="1.56cm" svg:height="0.954cm" svg:x="4.437cm" svg:y="14.568cm">
          <draw:text-box>
            <text:p>555</text:p>
          </draw:text-box>
        </draw:frame>
        <draw:frame draw:style-name="gr2" draw:layer="layout" svg:width="2.103cm" svg:height="0.954cm" svg:x="4.437cm" svg:y="15.568cm">
          <draw:text-box>
            <text:p>5.<text:span text:style-name="T4">8</text:span><text:span text:style-name="T1">1</text:span></text:p>
          </draw:text-box>
        </draw:frame>
        <draw:frame draw:style-name="gr1" draw:layer="layout" svg:width="1.916cm" svg:height="0.954cm" svg:x="2.254cm" svg:y="15.584cm">
          <draw:text-box>
            <text:p>2775</text:p>
          </draw:text-box>
        </draw:frame>
        <draw:line draw:style-name="gr3" draw:text-style-name="P1" draw:layer="layout" svg:x1="4.254cm" svg:y1="14.695cm" svg:x2="4.254cm" svg:y2="16.346cm">
          <text:p/>
        </draw:line>
        <draw:line draw:style-name="gr3" draw:text-style-name="P1" draw:layer="layout" svg:x1="4.254cm" svg:y1="15.584cm" svg:x2="6.032cm" svg:y2="15.584cm">
          <text:p/>
        </draw:line>
        <draw:frame draw:style-name="gr1" draw:layer="layout" svg:width="0.714cm" svg:height="0.954cm" svg:x="1.822cm" svg:y="15.068cm">
          <draw:text-box>
            <text:p>-</text:p>
          </draw:text-box>
        </draw:frame>
        <draw:frame draw:style-name="gr1" draw:layer="layout" svg:width="1.911cm" svg:height="0.954cm" svg:x="2.554cm" svg:y="16.684cm">
          <draw:text-box>
            <text:p>452<text:span text:style-name="T4">0</text:span></text:p>
          </draw:text-box>
        </draw:frame>
        <draw:line draw:style-name="gr3" draw:text-style-name="P1" draw:layer="layout" svg:x1="2.349cm" svg:y1="16.584cm" svg:x2="3.932cm" svg:y2="16.584cm">
          <text:p/>
        </draw:line>
        <draw:frame draw:style-name="gr1" draw:layer="layout" svg:width="1.916cm" svg:height="0.954cm" svg:x="2.554cm" svg:y="17.484cm">
          <draw:text-box>
            <text:p>4440</text:p>
          </draw:text-box>
        </draw:frame>
        <draw:frame draw:style-name="gr1" draw:layer="layout" svg:width="0.714cm" svg:height="0.954cm" svg:x="2.122cm" svg:y="17.068cm">
          <draw:text-box>
            <text:p>-</text:p>
          </draw:text-box>
        </draw:frame>
        <draw:line draw:style-name="gr3" draw:text-style-name="P1" draw:layer="layout" svg:x1="2.75cm" svg:y1="18.484cm" svg:x2="4.333cm" svg:y2="18.484cm">
          <text:p/>
        </draw:line>
        <draw:frame draw:style-name="gr1" draw:layer="layout" svg:width="1.56cm" svg:height="0.954cm" svg:x="3.354cm" svg:y="18.584cm">
          <draw:text-box>
            <text:p><text:span text:style-name="T4">80</text:span><text:span text:style-name="T1">0</text:span></text:p>
          </draw:text-box>
        </draw:frame>
        <draw:frame draw:style-name="gr1" draw:text-style-name="P2" draw:layer="layout" svg:width="12.25cm" svg:height="4.43cm" svg:x="7.289cm" svg:y="14.425cm">
          <draw:text-box>
            <text:p><text:span text:style-name="T2">Step 3)</text:span></text:p>
            <text:p><text:span text:style-name="T2"/></text:p>
            <text:p><text:span text:style-name="T3">num[2]</text:span><text:span text:style-name="T2"> = (</text:span><text:span text:style-name="T3">remainder[</text:span><text:span text:style-name="T3">1]</text:span><text:span text:style-name="T2"> * 10)= 80 * 10</text:span></text:p>
            <text:p><text:span text:style-name="T2">denom <text:s/>= 555</text:span></text:p>
            <text:p><text:span text:style-name="T2"/></text:p>
            <text:p><text:span text:style-name="T2">result part = </text:span><text:span text:style-name="T3">num[2]</text:span><text:span text:style-name="T2"> / denom</text:span></text:p>
            <text:p><text:span text:style-name="T3">remainder[</text:span><text:span text:style-name="T3">2]</text:span><text:span text:style-name="T2"> = </text:span><text:span text:style-name="T3">num[2]</text:span><text:span text:style-name="T2"> % denom </text:span></text:p>
          </draw:text-box>
        </draw:frame>
        <draw:frame draw:style-name="gr1" draw:layer="layout" svg:width="1.56cm" svg:height="0.954cm" svg:x="3.354cm" svg:y="19.284cm">
          <draw:text-box>
            <text:p>555</text:p>
          </draw:text-box>
        </draw:frame>
        <draw:line draw:style-name="gr3" draw:text-style-name="P1" draw:layer="layout" svg:x1="3.54cm" svg:y1="20.284cm" svg:x2="4.734cm" svg:y2="20.284cm">
          <text:p/>
        </draw:line>
        <draw:frame draw:style-name="gr1" draw:layer="layout" svg:width="0.714cm" svg:height="0.954cm" svg:x="3.022cm" svg:y="18.868cm">
          <draw:text-box>
            <text:p>-</text:p>
          </draw:text-box>
        </draw:frame>
        <draw:frame draw:style-name="gr1" draw:layer="layout" svg:width="1.56cm" svg:height="0.954cm" svg:x="3.354cm" svg:y="20.384cm">
          <draw:text-box>
            <text:p>245</text:p>
          </draw:text-box>
        </draw:frame>
        <draw:frame draw:style-name="gr1" draw:layer="layout" svg:width="1.916cm" svg:height="0.954cm" svg:x="2.223cm" svg:y="22.869cm">
          <draw:text-box>
            <text:p>3227</text:p>
          </draw:text-box>
        </draw:frame>
        <draw:frame draw:style-name="gr2" draw:layer="layout" svg:width="1.56cm" svg:height="0.954cm" svg:x="4.438cm" svg:y="22.869cm">
          <draw:text-box>
            <text:p>555</text:p>
          </draw:text-box>
        </draw:frame>
        <draw:frame draw:style-name="gr4" draw:layer="layout" svg:width="3.674cm" svg:height="1.657cm" svg:x="4.438cm" svg:y="23.869cm">
          <draw:text-box>
            <text:p>5 . <text:span text:style-name="T4">8 1 4 4</text:span></text:p>
          </draw:text-box>
        </draw:frame>
        <draw:frame draw:style-name="gr1" draw:layer="layout" svg:width="1.916cm" svg:height="0.954cm" svg:x="2.255cm" svg:y="23.885cm">
          <draw:text-box>
            <text:p>2775</text:p>
          </draw:text-box>
        </draw:frame>
        <draw:line draw:style-name="gr3" draw:text-style-name="P1" draw:layer="layout" svg:x1="4.255cm" svg:y1="22.996cm" svg:x2="4.255cm" svg:y2="24.647cm">
          <text:p/>
        </draw:line>
        <draw:line draw:style-name="gr3" draw:text-style-name="P1" draw:layer="layout" svg:x1="4.255cm" svg:y1="23.885cm" svg:x2="7.731cm" svg:y2="23.885cm">
          <text:p/>
        </draw:line>
        <draw:frame draw:style-name="gr1" draw:layer="layout" svg:width="0.714cm" svg:height="0.954cm" svg:x="1.823cm" svg:y="23.369cm">
          <draw:text-box>
            <text:p>-</text:p>
          </draw:text-box>
        </draw:frame>
        <draw:frame draw:style-name="gr1" draw:layer="layout" svg:width="1.911cm" svg:height="0.954cm" svg:x="2.555cm" svg:y="24.985cm">
          <draw:text-box>
            <text:p>452<text:span text:style-name="T4">0</text:span></text:p>
          </draw:text-box>
        </draw:frame>
        <draw:line draw:style-name="gr3" draw:text-style-name="P1" draw:layer="layout" svg:x1="2.35cm" svg:y1="24.885cm" svg:x2="3.933cm" svg:y2="24.885cm">
          <text:p/>
        </draw:line>
        <draw:frame draw:style-name="gr1" draw:layer="layout" svg:width="1.916cm" svg:height="0.954cm" svg:x="2.555cm" svg:y="25.785cm">
          <draw:text-box>
            <text:p>4440</text:p>
          </draw:text-box>
        </draw:frame>
        <draw:frame draw:style-name="gr1" draw:layer="layout" svg:width="0.714cm" svg:height="0.954cm" svg:x="2.123cm" svg:y="25.369cm">
          <draw:text-box>
            <text:p>-</text:p>
          </draw:text-box>
        </draw:frame>
        <draw:line draw:style-name="gr3" draw:text-style-name="P1" draw:layer="layout" svg:x1="2.751cm" svg:y1="26.785cm" svg:x2="4.334cm" svg:y2="26.785cm">
          <text:p/>
        </draw:line>
        <draw:frame draw:style-name="gr1" draw:layer="layout" svg:width="1.56cm" svg:height="0.954cm" svg:x="3.355cm" svg:y="26.885cm">
          <draw:text-box>
            <text:p><text:span text:style-name="T4">800</text:span></text:p>
          </draw:text-box>
        </draw:frame>
        <draw:frame draw:style-name="gr1" draw:layer="layout" svg:width="1.56cm" svg:height="0.954cm" svg:x="3.355cm" svg:y="27.585cm">
          <draw:text-box>
            <text:p>555</text:p>
          </draw:text-box>
        </draw:frame>
        <draw:line draw:style-name="gr3" draw:text-style-name="P1" draw:layer="layout" svg:x1="3.541cm" svg:y1="28.585cm" svg:x2="4.735cm" svg:y2="28.585cm">
          <text:p/>
        </draw:line>
        <draw:frame draw:style-name="gr1" draw:layer="layout" svg:width="0.714cm" svg:height="0.954cm" svg:x="3.023cm" svg:y="27.169cm">
          <draw:text-box>
            <text:p>-</text:p>
          </draw:text-box>
        </draw:frame>
        <draw:frame draw:style-name="gr1" draw:layer="layout" svg:width="1.911cm" svg:height="0.954cm" svg:x="3.355cm" svg:y="28.685cm">
          <draw:text-box>
            <text:p>245<text:span text:style-name="T4">0</text:span></text:p>
          </draw:text-box>
        </draw:frame>
        <draw:frame draw:style-name="gr1" draw:layer="layout" svg:width="1.916cm" svg:height="0.954cm" svg:x="3.356cm" svg:y="29.385cm">
          <draw:text-box>
            <text:p>2220</text:p>
          </draw:text-box>
        </draw:frame>
        <draw:frame draw:style-name="gr1" draw:layer="layout" svg:width="0.714cm" svg:height="0.954cm" svg:x="3.023cm" svg:y="29.069cm">
          <draw:text-box>
            <text:p>-</text:p>
          </draw:text-box>
        </draw:frame>
        <draw:line draw:style-name="gr3" draw:text-style-name="P1" draw:layer="layout" svg:x1="3.541cm" svg:y1="30.385cm" svg:x2="5.064cm" svg:y2="30.385cm">
          <text:p/>
        </draw:line>
        <draw:frame draw:style-name="gr1" draw:layer="layout" svg:width="1.916cm" svg:height="0.954cm" svg:x="3.756cm" svg:y="30.385cm">
          <draw:text-box>
            <text:p>2300</text:p>
          </draw:text-box>
        </draw:frame>
        <draw:line draw:style-name="gr5" draw:text-style-name="P1" draw:layer="layout" svg:x1="7.477cm" svg:y1="5.572cm" svg:x2="5.191cm" svg:y2="4.302cm">
          <text:p/>
        </draw:line>
        <draw:line draw:style-name="gr5" draw:text-style-name="P1" draw:layer="layout" svg:x1="7.478cm" svg:y1="6.173cm" svg:x2="4.175cm" svg:y2="5.445cm">
          <text:p/>
        </draw:line>
        <draw:line draw:style-name="gr5" draw:text-style-name="P1" draw:layer="layout" svg:x1="9.255cm" svg:y1="6.715cm" svg:x2="11.16cm" svg:y2="9.255cm">
          <text:p/>
        </draw:line>
        <draw:line draw:style-name="gr5" draw:text-style-name="P1" draw:layer="layout" svg:x1="7.477cm" svg:y1="11.414cm" svg:x2="5.572cm" svg:y2="9.89cm">
          <text:p/>
        </draw:line>
        <draw:line draw:style-name="gr5" draw:text-style-name="P1" draw:layer="layout" svg:x1="7.35cm" svg:y1="12.129cm" svg:x2="4.429cm" svg:y2="12.43cm">
          <text:p/>
        </draw:line>
        <draw:line draw:style-name="gr5" draw:text-style-name="P1" draw:layer="layout" svg:x1="9.255cm" svg:y1="12.715cm" svg:x2="11.16cm" svg:y2="15.255cm">
          <text:p/>
        </draw:line>
        <draw:line draw:style-name="gr5" draw:text-style-name="P1" draw:layer="layout" svg:x1="7.478cm" svg:y1="17.815cm" svg:x2="5.953cm" svg:y2="16.367cm">
          <text:p/>
        </draw:line>
        <draw:line draw:style-name="gr5" draw:text-style-name="P1" draw:layer="layout" svg:x1="7.479cm" svg:y1="18.516cm" svg:x2="4.937cm" svg:y2="20.812cm">
          <text:p/>
        </draw:line>
        <draw:frame draw:style-name="gr1" draw:layer="layout" svg:width="1.916cm" svg:height="0.954cm" svg:x="3.756cm" svg:y="31.085cm">
          <draw:text-box>
            <text:p>2220</text:p>
          </draw:text-box>
        </draw:frame>
        <draw:frame draw:style-name="gr1" draw:layer="layout" svg:width="0.714cm" svg:height="0.954cm" svg:x="3.423cm" svg:y="30.769cm">
          <draw:text-box>
            <text:p>-</text:p>
          </draw:text-box>
        </draw:frame>
        <draw:line draw:style-name="gr3" draw:text-style-name="P1" draw:layer="layout" svg:x1="3.941cm" svg:y1="31.985cm" svg:x2="5.445cm" svg:y2="31.985cm">
          <text:p/>
        </draw:line>
        <draw:frame draw:style-name="gr1" draw:layer="layout" svg:width="1.209cm" svg:height="0.954cm" svg:x="4.555cm" svg:y="32.085cm">
          <draw:text-box>
            <text:p><text:span text:style-name="T4">80</text:span></text:p>
          </draw:text-box>
        </draw:frame>
        <draw:path draw:style-name="gr6" draw:text-style-name="P1" draw:layer="layout" svg:width="1.085cm" svg:height="1.128cm" draw:transform="skewX (-0.0095993108859689) rotate (-2.23821023275753) translate (4.10368763817973cm 25.4069732072957cm)" svg:viewBox="0 0 1086 1129" svg:d="M383 1108c333 108 894-227 637-609-163-242-347-638-757-450-318 147-360 650-60 829l108 138z">
          <text:p/>
        </draw:path>
        <draw:path draw:style-name="gr6" draw:text-style-name="P1" draw:layer="layout" svg:width="0.947cm" svg:height="0.855cm" draw:transform="skewX (0.335277749308111) rotate (-2.07257848674327) translate (4.45848577552767cm 27.2637965324587cm)" svg:viewBox="0 0 948 856" svg:d="M335 840c290 82 781-172 556-462-142-183-303-484-661-341-278 112-315 493-53 628l95 105z">
          <text:p/>
        </draw:path>
        <draw:path draw:style-name="gr6" draw:text-style-name="P1" draw:layer="layout" svg:width="1.069cm" svg:height="1.143cm" draw:transform="skewX (-0.250454747661186) rotate (-2.36247767549953) translate (4.92923727904499cm 29.0691967509216cm)" svg:viewBox="0 0 1070 1144" svg:d="M377 1123c328 110 882-231 628-618-160-245-342-646-745-455-314 149-355 659-60 839l107 141z">
          <text:p/>
        </draw:path>
        <draw:path draw:style-name="gr6" draw:text-style-name="P1" draw:layer="layout" svg:width="1.035cm" svg:height="1.104cm" draw:transform="skewX (-0.312763001957384) rotate (-2.39528986543702) translate (5.32949146754304cm 30.7971133761943cm)" svg:viewBox="0 0 1036 1105" svg:d="M365 1085c318 106 854-223 609-597-155-237-331-624-722-440-304 144-345 637-58 811l103 136z">
          <text:p/>
        </draw:path>
        <draw:path draw:style-name="gr6" draw:text-style-name="P1" draw:layer="layout" svg:width="1.237cm" svg:height="1.283cm" draw:transform="rotate (-2.23314877792674) translate (6.02938891801762cm 32.5343569061697cm)" svg:viewBox="0 0 1238 1284" svg:d="M436 1261c380 122 1020-259 727-694-185-275-395-726-862-511-363 167-411 740-70 942l123 158z">
          <text:p/>
        </draw:path>
        <draw:path draw:style-name="gr7" draw:text-style-name="P1" draw:layer="layout" svg:width="0.927cm" svg:height="0.49cm" draw:transform="rotate (-0.956964028868491) translate (4.43619682805595cm 25.3582917292952cm)" svg:viewBox="0 0 928 491" svg:d="M0 19c249-64 495 44 696 180l160 139 72 153">
          <text:p/>
        </draw:path>
        <draw:path draw:style-name="gr7" draw:text-style-name="P1" draw:layer="layout" svg:width="0.927cm" svg:height="0.49cm" draw:transform="rotate (-0.956964028868491) translate (4.83719682805595cm 27.1592917292952cm)" svg:viewBox="0 0 928 491" svg:d="M0 19c249-64 495 44 696 180l160 139 72 153">
          <text:p/>
        </draw:path>
        <draw:path draw:style-name="gr7" draw:text-style-name="P1" draw:layer="layout" svg:width="0.927cm" svg:height="0.49cm" draw:transform="rotate (-0.956964028868491) translate (5.13819682805595cm 29.0602917292952cm)" svg:viewBox="0 0 928 491" svg:d="M0 19c249-64 495 44 696 180l160 139 72 153">
          <text:p/>
        </draw:path>
        <draw:path draw:style-name="gr7" draw:text-style-name="P1" draw:layer="layout" svg:width="0.927cm" svg:height="0.49cm" draw:transform="rotate (-0.956964028868491) translate (5.63919682805595cm 30.7612917292952cm)" svg:viewBox="0 0 928 491" svg:d="M0 19c249-64 495 44 696 180l160 139 72 153">
          <text:p/>
        </draw:path>
        <draw:path draw:style-name="gr8" draw:text-style-name="P1" draw:layer="layout" svg:width="1.024cm" svg:height="1.157cm" svg:x="4.674cm" svg:y="24.716cm" svg:viewBox="0 0 1025 1158" svg:d="M0 1158c314 1 609-171 790-400 149-189 271-431 225-674v-84">
          <text:p/>
        </draw:path>
        <draw:path draw:style-name="gr8" draw:text-style-name="P1" draw:layer="layout" svg:width="1.142cm" svg:height="2.935cm" svg:x="5.064cm" svg:y="24.749cm" svg:viewBox="0 0 1143 2936" svg:d="M0 2936c350 3 679-433 881-1014 167-479 303-1093 251-1709v-213">
          <text:p/>
        </draw:path>
        <draw:path draw:style-name="gr8" draw:text-style-name="P1" draw:layer="layout" svg:width="1.523cm" svg:height="4.698cm" svg:x="5.318cm" svg:y="24.749cm" svg:viewBox="0 0 1524 4699" svg:d="M0 4699c467 4 906-693 1175-1623 222-767 403-1749 335-2735v-341">
          <text:p/>
        </draw:path>
        <draw:path draw:style-name="gr8" draw:text-style-name="P1" draw:layer="layout" svg:width="1.532cm" svg:height="6.349cm" svg:x="5.817cm" svg:y="24.749cm" svg:viewBox="0 0 1533 6350" svg:d="M0 6350c470 5 911-937 1182-2193 223-1036 406-2364 337-3696v-461">
          <text:p/>
        </draw:path>
        <draw:path draw:style-name="gr9" draw:text-style-name="P1" draw:layer="layout" svg:width="1.685cm" svg:height="4.875cm" draw:transform="rotate (-3.14159265358979) translate (4.337cm 32.8cm)" svg:viewBox="0 0 1686 4876" svg:d="M0 0c194 14 391-32 580 65 196 100 392 202 580 323 209 135 407 360 466 669 45 231 53 473 49 712-4 237 26 478 0 712-26 239-44 474-161 691-112 208-113 503-226 711-117 216-234 436-290 691l-64 216-48 86">
          <text:p/>
        </draw:path>
        <draw:frame draw:style-name="gr1" draw:text-style-name="P3" draw:layer="layout" svg:width="8.122cm" svg:height="1.683cm" svg:x="1.995cm" svg:y="33.458cm">
          <draw:text-box>
            <text:p><text:span text:style-name="T5">Repeating remainder </text:span></text:p>
            <text:p><text:span text:style-name="T5">detected</text:span></text:p>
          </draw:text-box>
        </draw:frame>
        <draw:path draw:style-name="gr10" draw:text-style-name="P1" draw:layer="layout" svg:width="2.122cm" svg:height="2.049cm" draw:transform="skewX (-0.054803338512622) rotate (-2.38324709359826) translate (8.54654549913888cm 24.5005071857121cm)" svg:viewBox="0 0 2123 2050" svg:d="M1005 2019c395 139 641-218 923-395 363-228 158-698-109-944-258-237-536-354-791-570-350-297-758 70-879 351-139 324-260 758 21 1075l242 242 373 66 87 87">
          <text:p/>
        </draw:path>
        <draw:frame draw:style-name="gr11" draw:text-style-name="P3" draw:layer="layout" svg:width="6.979cm" svg:height="0.967cm" svg:x="7.991cm" svg:y="26.449cm">
          <draw:text-box>
            <text:p><text:span text:style-name="T5">Recurring decimal</text:span></text:p>
          </draw:text-box>
        </draw:frame>
        <draw:path draw:style-name="gr12" draw:text-style-name="P1" draw:layer="layout" svg:width="2.926cm" svg:height="1.277cm" draw:transform="rotate (2.0926497731412) translate (9.82593496035611cm 27.1041656576063cm)" svg:viewBox="0 0 2927 1278" svg:d="M0 1278c442-10 889-61 1299-253 375-175 794-283 1122-546l282-224 224-25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_20_2" draw:display-name="Arrowhead 2" svg:viewBox="0 0 1131 2256" svg:d="M1127 2120l-449-2006-9-42-25-39-38-25-38-8-43 8-38 25-25 39-9 42-449 2006v13l-4 9 9 42 25 38 38 25 42 9h903l42-9 38-25 26-38 8-42v-9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31T21:40:38.341877000</meta:creation-date>
    <dc:date>2016-01-31T23:12:33.126621000</dc:date>
    <meta:editing-duration>PT30M33S</meta:editing-duration>
    <meta:editing-cycles>5</meta:editing-cycles>
    <meta:generator>LibreOffice/4.3.1.2$MacOSX_x86 LibreOffice_project/958349dc3b25111dbca392fbc281a05559ef6848</meta:generator>
    <meta:document-statistic meta:object-count="93"/>
  </office:meta>
</office:document-meta>
</file>